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.setVo( VO v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Test_2.test_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LexerTest_2.test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O1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1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.getV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Test_2.test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LexerTest_2.test_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LexerTest_2.test_li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LexerTest_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O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Test_2.test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